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text" style:name="a7601da">
      <style:text-properties fo:font-size="44.0pt" style:font-size-asian="44.0pt"/>
    </style:style>
    <style:style style:family="text" style:name="addba73">
      <style:text-properties fo:background-color="#ffff00" fo:font-weight="bold" style:font-weight-asian="bold" style:font-weight-complex="bold"/>
    </style:style>
    <style:style style:family="paragraph" style:name="a923457" style:parent-style-name="Standard">
      <style:paragraph-properties fo:background-color="#009900" fo:line-height="20.0mm"/>
      <style:text-properties/>
    </style:style>
    <style:style style:family="text" style:name="a7949d7">
      <style:text-properties fo:font-size="60.0pt" style:font-size-asian="60.0pt"/>
    </style:style>
    <style:style style:family="text" style:name="add2429">
      <style:text-properties fo:background-color="#ffff00" fo:font-weight="bold" style:font-weight-asian="bold" style:font-weight-complex="bold"/>
    </style:style>
    <style:style style:family="paragraph" style:name="a7e3bf1" style:parent-style-name="Standard">
      <style:paragraph-properties fo:background-color="#0000ff" style:line-spacing="10.0mm"/>
      <style:text-properties/>
    </style:style>
    <style:style style:family="paragraph" style:name="a347586" style:parent-style-name="Standard">
      <style:paragraph-properties fo:background-color="#9900ff"/>
    </style:style>
    <style:style style:family="text" style:name="ae20119">
      <style:text-properties fo:font-size="44.0pt" style:font-size-asian="44.0pt"/>
    </style:style>
    <style:style style:family="text" style:name="a61653f">
      <style:text-properties fo:background-color="#ffff00" fo:font-weight="bold" style:font-weight-asian="bold" style:font-weight-complex="bold"/>
    </style:style>
    <style:style style:family="paragraph" style:name="ad645b8" style:parent-style-name="Standard">
      <style:paragraph-properties fo:background-color="#9900ff" style:line-spacing="14.99mm"/>
      <style:text-properties/>
    </style:style>
    <style:style style:family="text" style:name="a217285">
      <style:text-properties fo:font-size="44.0pt" style:font-size-asian="44.0pt"/>
    </style:style>
    <style:style style:family="text" style:name="af3674f">
      <style:text-properties fo:background-color="#ffff00" fo:font-weight="bold" style:font-weight-asian="bold" style:font-weight-complex="bold"/>
    </style:style>
    <style:style style:family="paragraph" style:name="ae2767e" style:parent-style-name="Standard">
      <style:paragraph-properties fo:background-color="#990099" style:line-height-at-least="3.0mm"/>
      <style:text-properties/>
    </style:style>
    <style:style style:family="text" style:name="a44b30f">
      <style:text-properties fo:font-size="44.0pt" style:font-size-asian="44.0pt"/>
    </style:style>
    <style:style style:family="text" style:name="ac06205">
      <style:text-properties fo:background-color="#ffff00" fo:font-weight="bold" style:font-weight-asian="bold" style:font-weight-complex="bold"/>
    </style:style>
    <style:style style:family="paragraph" style:name="a6a674b" style:parent-style-name="Standard">
      <style:paragraph-properties fo:background-color="#ff00cc" fo:line-height="200%"/>
      <style:text-properties/>
    </style:style>
    <style:style style:family="text" style:name="a22eecc">
      <style:text-properties fo:font-size="44.0pt" style:font-size-asian="44.0pt"/>
    </style:style>
    <style:style style:family="text" style:name="af9b461">
      <style:text-properties fo:background-color="#ffff00" fo:font-weight="bold" style:font-weight-asian="bold" style:font-weight-complex="bold"/>
    </style:style>
    <style:style style:family="paragraph" style:name="a9ed2b7" style:parent-style-name="Standard">
      <style:paragraph-properties fo:background-color="#ff3333" fo:line-height="200%"/>
      <style:text-properties/>
    </style:style>
    <style:style style:family="text" style:name="ae588ce">
      <style:text-properties fo:font-size="44.0pt" style:font-size-asian="44.0pt"/>
    </style:style>
    <style:style style:family="text" style:name="abdb151">
      <style:text-properties fo:background-color="#ffff00" fo:font-weight="bold" style:font-weight-asian="bold" style:font-weight-complex="bold"/>
    </style:style>
    <style:style style:family="text" style:name="aff0f8d">
      <style:text-properties fo:background-color="#ffff00" fo:font-weight="bold" style:font-weight-asian="bold" style:font-weight-complex="bold"/>
    </style:style>
    <style:style style:family="text" style:name="a7b6073">
      <style:text-properties fo:background-color="#ffff00" fo:font-weight="bold" style:font-weight-asian="bold" style:font-weight-complex="bold"/>
    </style:style>
    <style:style style:family="text" style:name="ac1af04">
      <style:text-properties fo:background-color="#ffff00" fo:font-weight="bold" style:font-weight-asian="bold" style:font-weight-complex="bold"/>
    </style:style>
    <style:style style:family="text" style:name="a7b5a9f">
      <style:text-properties fo:background-color="#ffff00" fo:font-weight="bold" style:font-weight-asian="bold" style:font-weight-complex="bold"/>
    </style:style>
    <style:style style:family="text" style:name="a6f4a05">
      <style:text-properties fo:background-color="#ffff00" fo:font-weight="bold" style:font-weight-asian="bold" style:font-weight-complex="bold"/>
    </style:style>
    <style:style style:family="paragraph" style:name="abfaabc" style:parent-style-name="Standard">
      <style:paragraph-properties fo:background-color="#ffcc00" fo:line-height="150%"/>
      <style:text-properties/>
    </style:style>
    <style:style style:family="text" style:name="a95c3c4">
      <style:text-properties fo:font-size="44.0pt" style:font-size-asian="44.0pt"/>
    </style:style>
    <style:style style:family="text" style:name="a787a0d">
      <style:text-properties fo:background-color="#ffff00" fo:font-weight="bold" style:font-weight-asian="bold" style:font-weight-complex="bold"/>
    </style:style>
    <style:style style:family="text" style:name="a1192b4">
      <style:text-properties fo:background-color="#ffff00" fo:font-weight="bold" style:font-weight-asian="bold" style:font-weight-complex="bold"/>
    </style:style>
    <style:style style:family="paragraph" style:name="af9f298" style:parent-style-name="Standard">
      <style:paragraph-properties fo:background-color="#ff6600"/>
      <style:text-properties/>
    </style:style>
    <style:style style:family="paragraph" style:name="aa2ec05" style:parent-style-name="Standard">
      <style:paragraph-properties fo:background-color="#9900ff"/>
      <style:text-properties/>
    </style:style>
  </office:automatic-styles>
  <office:body>
    <office:text>
      <text:p text:style-name="af9f298"><text:span text:style-name="a1192b4">Einzeilig/single (100%) - the default nothing set in XML<text:s/></text:span><text:span text:style-name="a787a0d">– in office application 'normal' is equal '100%', in CSS/FO 'normal' is usually equal '110 to 120%'</text:span>: abcdefg abcdefg abcdefg abcdefg abcdefg abcdefg abcdefg abcdefg abcdefg abcdefg abcdefg abcdefg abcdefg abcdefg abcdefg abcdefg<text:s/><text:span text:style-name="a95c3c4">abcdefg</text:span><text:s/>abcdefg abcdefg abcdefg abcdefg abcdefg abcdefg abcdefg abcdefg abcdefg abcdefg abcdefg</text:p>
      <text:p text:style-name="abfaabc"><text:span text:style-name="a6f4a05">1,5zeilig</text:span><text:span text:style-name="a7b5a9f"><text:s/>/<text:s/></text:span><text:span text:style-name="ac1af04">1.5 lines</text:span><text:span text:style-name="a7b6073"><text:s/>(</text:span><text:span text:style-name="aff0f8d">150</text:span><text:span text:style-name="abdb151"><text:s/>% )</text:span>: abcdefg abcdefg abcdefg abcdefg abcdefg abcdefg abcdefg abcdefg abcdefg abcdefg abcdefg abcdefg abcdefg abcdefg abcdefg abcdefg<text:s/><text:span text:style-name="ae588ce">abcdefg</text:span><text:s/>abcdefg abcdefg abcdefg abcdefg abcdefg abcdefg abcdefg abcdefg abcdefg abcdefg abcdefg</text:p>
      <text:p text:style-name="a9ed2b7"><text:span text:style-name="af9b461">Zweizeilig / Double (200 % )</text:span>: abcdefg abcdefg abcdefg abcdefg abcdefg abcdefg abcdefg abcdefg abcdefg<text:s/><text:s/>abcdefg abcdefg abcdefg abcdefg abcdefg abcdefg abcdefg abcdefg<text:s/><text:span text:style-name="a22eecc">abcdefg</text:span><text:s/>abcdefg abcdefg abcdefg abcdefg abcdefg abcdefg abcdefg abcdefg abcdefg abcdefg abcdefg</text:p>
      <text:p text:style-name="a6a674b"><text:span text:style-name="ac06205">Proportional / proportional (200 %)</text:span>: abcdefg abcdefg abcdefg abcdefg abcdefg abcdefg abcdefg abcdefg abcdefg<text:s/><text:s/>abcdefg abcdefg abcdefg abcdefg abcdefg abcdefg abcdefg abcdefg<text:s/><text:span text:style-name="a44b30f">abcdefg</text:span><text:s/>abcdefg abcdefg abcdefg abcdefg abcdefg abcdefg abcdefg abcdefg abcdefg abcdefg abcdefg</text:p>
      <text:p text:style-name="ae2767e"><text:span text:style-name="af3674f">Mindestens / At Least (0,3 cm)</text:span>: abcdefg abcdefg abcdefg abcdefg abcdefg abcdefg abcdefg abcdefg abcdefg<text:s/><text:s/>abcdefg abcdefg abcdefg abcdefg abcdefg abcdefg abcdefg abcdefg<text:s/><text:span text:style-name="a217285">abcdefg</text:span><text:s/>abcdefg abcdefg abcdefg abcdefg abcdefg abcdefg abcdefg abcdefg abcdefg abcdefg abcdefgabcdefg abcdefg abcdefgabcdefg abcdefg abcdefgabcdefg abcdefg abcdefg abcdefg abcdefgabcdefg abcdefg abcdefgabcdefg abcdefg abcdefgabcdefg abcdefg abcdefg abcdefg abcdefgabcdefg abcdefg abcdefgabcdefg abcdefg abcdefgabcdefg abcdefg abcdefg abcdefg abcdefgabcdefg abcdefg abcdefgabcdefg abcdefg abcdefgabcdefg abcdefg abcdefgabcdefg abcdefg<text:s/>abcdefg abcdefg abcdefg abcdefg abcdefg abcdefg abcdefg<text:s/></text:p>
      <text:p text:style-name="aa2ec05"><text:span text:style-name="a61653f">Durchschuss / Leading 1,5cm</text:span>: abcdefg abcdefg abcdefg abcdefg abcdefg abcdefg abcdefg abcdefg abcdefg abcdefg abcdefg abcdefg abcdefg abcdefg abcdefg abcdefg<text:s/><text:span text:style-name="ae20119">abcdefg</text:span><text:s/>abcdefg abcdefg abcdefg abcdefg abcdefg abcdefg abcdefg abcdefg abcdefg abcdefg abcdefg</text:p>
      <text:p text:style-name="a347586"/>
      <text:p text:style-name="a7e3bf1"><text:span text:style-name="add2429">Durchschuss / Leading 1,0cm:</text:span>: abcdefg abcdefg abcdefg abcdefg abcdefg abcdefg<text:s/><text:span text:style-name="a7949d7">abcdefg</text:span><text:s/>abcdefg abcdefg abcdefg abcdefg abcdefg abcdefg abcdefg abcdefg abcdefg abcdefg<text:s/><text:s/>abcdefg abcdefg abcdefg abcdefg abcdefg abcdefg abcdefg abcdefg abcdefg abcdefg abcdefg</text:p>
      <text:p text:style-name="a923457"><text:span text:style-name="addba73">fixed 2cm</text:span>: abcdefg abcdefg abcdefg abcdefg abcdefg abcdefg abcdefg abcdefg abcdefg abcdefg abcdefg abcdefg abcdefg abcdefg abcdefg abcdefg<text:s/><text:span text:style-name="a7601da">abcdefg</text:span><text:s/>abcdefg abcdefg<text:s/><text:s/>abcdefg<text:s/><text:s/>abcdefg<text:s/></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style>
    <style:style style:family="paragraph" style:name="Index" style:parent-style-name="Standard">
      <style:text-properties style:font-name-complex="Mangal1"/>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2.0pt" style:use-window-font-color="true"/>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7:16</dc:date>
    <meta:editing-cycles>2</meta:editing-cycles>
    <meta:editing-duration>PT0.018S</meta:editing-duration>
  </office:meta>
</office:document-meta>
</file>